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3.27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fo:color="#181615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4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4">
          <table:table-cell office:value-type="string">
            <text:p>Number density</text:p>
          </table:table-cell>
          <table:table-cell table:style-name="ce3" office:value-type="float" office:value="1000000">
            <text:p>1,000E+006</text:p>
          </table:table-cell>
          <table:table-cell table:style-name="ce3" office:value-type="float" office:value="2783924.1">
            <text:p>2,784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,26E-006</text:p>
          </table:table-cell>
          <table:table-cell office:value-type="string">
            <text:p>NA⁻²</text:p>
          </table:table-cell>
        </table:table-row>
        <table:table-row table:style-name="ro4">
          <table:table-cell office:value-type="string">
            <text:p>Temperature</text:p>
          </table:table-cell>
          <table:table-cell table:style-name="ce3" office:value-type="float" office:value="100000">
            <text:p>1,000E+005</text:p>
          </table:table-cell>
          <table:table-cell table:style-name="ce3" office:value-type="float" office:value="310209.57">
            <text:p>3,102E+005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,67E-027</text:p>
          </table:table-cell>
          <table:table-cell office:value-type="string">
            <text:p>kg</text:p>
          </table:table-cell>
        </table:table-row>
        <table:table-row table:style-name="ro4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,381E-012</text:p>
          </table:table-cell>
          <table:table-cell table:style-name="ce3" table:formula="of:=[.C5]*[.G9]*[.C6]" office:value-type="float" office:value="0.0000000000119232963093725">
            <text:p>1,192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,60E-019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string">
            <text:p>Vx</text:p>
          </table:table-cell>
          <table:table-cell table:style-name="ce3" office:value-type="float" office:value="100000">
            <text:p>1,000E+005</text:p>
          </table:table-cell>
          <table:table-cell table:style-name="ce3" office:value-type="float" office:value="35920.519">
            <text:p>3,592E+004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,6666666667</text:p>
          </table:table-cell>
          <table:table-cell/>
        </table:table-row>
        <table:table-row table:style-name="ro4">
          <table:table-cell office:value-type="string">
            <text:p>Vy</text:p>
          </table:table-cell>
          <table:table-cell table:style-name="ce3" office:value-type="float" office:value="10000">
            <text:p>1,000E+004</text:p>
          </table:table-cell>
          <table:table-cell table:style-name="ce3" office:value-type="float" office:value="10968.904">
            <text:p>1,097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,38E-023</text:p>
          </table:table-cell>
          <table:table-cell office:value-type="string">
            <text:p>J/K</text:p>
          </table:table-cell>
        </table:table-row>
        <table:table-row table:style-name="ro4">
          <table:table-cell office:value-type="string">
            <text:p>Vz</text:p>
          </table:table-cell>
          <table:table-cell table:number-columns-repeated="2" table:style-name="ce3" office:value-type="float" office:value="0">
            <text:p>0,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,11E-031</text:p>
          </table:table-cell>
          <table:table-cell/>
        </table:table-row>
        <table:table-row table:style-name="ro4">
          <table:table-cell office:value-type="string">
            <text:p>Bx</text:p>
          </table:table-cell>
          <table:table-cell table:style-name="ce4" office:value-type="float" office:value="0.000000001">
            <text:p>1,00E-009</text:p>
          </table:table-cell>
          <table:table-cell table:style-name="ce3" office:value-type="float" office:value="0.000000001">
            <text:p>1,000E-009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,85E-012</text:p>
          </table:table-cell>
          <table:table-cell office:value-type="string">
            <text:p>F/m</text:p>
          </table:table-cell>
        </table:table-row>
        <table:table-row table:style-name="ro4">
          <table:table-cell office:value-type="string">
            <text:p>By</text:p>
          </table:table-cell>
          <table:table-cell table:style-name="ce3" office:value-type="float" office:value="0.0000000001">
            <text:p>1,000E-010</text:p>
          </table:table-cell>
          <table:table-cell table:style-name="ce3" office:value-type="float" office:value="0.0000000003054">
            <text:p>3,054E-010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,50E+000</text:p>
          </table:table-cell>
          <table:table-cell/>
        </table:table-row>
        <table:table-row table:style-name="ro4">
          <table:table-cell office:value-type="string">
            <text:p>Bz</text:p>
          </table:table-cell>
          <table:table-cell table:number-columns-repeated="2" table:style-name="ce3" office:value-type="float" office:value="0">
            <text:p>0,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,00E+008</text:p>
          </table:table-cell>
          <table:table-cell office:value-type="string">
            <text:p>m/s</text:p>
          </table:table-cell>
        </table:table-row>
        <table:table-row table:style-name="ro4">
          <table:table-cell table:number-columns-repeated="6"/>
          <table:table-cell table:style-name="ce4"/>
          <table:table-cell/>
        </table:table-row>
        <table:table-row table:style-name="ro4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37188.5414384469">
            <text:p>3,719E+004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65454.2831860986">
            <text:p>6,545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4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21754.7674513409">
            <text:p>2,175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47.4133112365">
            <text:p>1,305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4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.8247557807">
            <text:p>2,192E+004</text:p>
          </table:table-cell>
          <table:table-cell table:style-name="ce3" table:formula="of:=SQRT(([.C11]^2+[.C12]^2+[.C13]^2)/([.$G$5]*[.$G$6]*[.C5]))" office:value-type="float" office:value="13668.8210104249">
            <text:p>1,367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4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,709E+004</text:p>
          </table:table-cell>
          <table:table-cell table:style-name="ce3" table:formula="of:=SQRT([.$G$8]*[.$G$9]*[.C6]/[.$G$6])" office:value-type="float" office:value="65327.3412416669">
            <text:p>6,533E+004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4">
          <table:table-cell office:value-type="string">
            <text:p>x length</text:p>
          </table:table-cell>
          <table:table-cell office:value-type="float" office:value="5000">
            <text:p>50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4">
          <table:table-cell office:value-type="string">
            <text:p>x length</text:p>
          </table:table-cell>
          <table:table-cell table:style-name="ce4" office:value-type="float" office:value="1000000000">
            <text:p>1,00E+009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4">
          <table:table-cell office:value-type="string">
            <text:p>dx = dy = dz</text:p>
          </table:table-cell>
          <table:table-cell table:style-name="ce4" table:formula="of:=[.B22]/[.B21]" office:value-type="float" office:value="200000">
            <text:p>2,00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4">
          <table:table-cell office:value-type="string">
            <text:p>x_min</text:p>
          </table:table-cell>
          <table:table-cell table:style-name="ce4" table:formula="of:=-0.5*[.B22]" office:value-type="float" office:value="-500000000">
            <text:p>-5,00E+008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4">
          <table:table-cell office:value-type="string">
            <text:p>x_max</text:p>
          </table:table-cell>
          <table:table-cell table:style-name="ce4" table:formula="of:=0.5*[.B22]" office:value-type="float" office:value="500000000">
            <text:p>5,00E+008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4">
          <table:table-cell office:value-type="string">
            <text:p>v length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4">
          <table:table-cell office:value-type="string">
            <text:p>dvx = dvy = dvz</text:p>
          </table:table-cell>
          <table:table-cell table:formula="of:=2*[.B28]/([.B26]*4)" office:value-type="float" office:value="12500">
            <text:p>12500</text:p>
          </table:table-cell>
          <table:table-cell table:number-columns-repeated="6"/>
        </table:table-row>
        <table:table-row table:style-name="ro4">
          <table:table-cell office:value-type="string">
            <text:p>velocity box min/max</text:p>
          </table:table-cell>
          <table:table-cell office:value-type="float" office:value="250000">
            <text:p>250000</text:p>
          </table:table-cell>
          <table:table-cell table:number-columns-repeated="6"/>
        </table:table-row>
        <table:table-row table:style-name="ro4">
          <table:table-cell office:value-type="string">
            <text:p>or</text:p>
          </table:table-cell>
          <table:table-cell table:number-columns-repeated="7"/>
        </table:table-row>
        <table:table-row table:style-name="ro4">
          <table:table-cell office:value-type="string">
            <text:p>v_max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4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,0466989077</text:p>
          </table:table-cell>
          <table:table-cell table:formula="of:=SQRT(2*[.$G$9]*[.C6]/[.$G$6])" office:value-type="float" office:value="71562.5168397969">
            <text:p>71562,5168397969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0153212237354551">
            <text:p>0,0153212237</text:p>
          </table:table-cell>
          <table:table-cell table:formula="of:=[.$G$7]*SQRT([.C11]^2+[.C12]^2+[.C13]^2)/([.$G$6]*2*PI())" office:value-type="float" office:value="0.0159402936026605">
            <text:p>0,015940293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period</text:p>
          </table:table-cell>
          <table:table-cell table:formula="of:=1/[.B34]" office:value-type="float" office:value="65.2689378646616">
            <text:p>65,2689378647</text:p>
          </table:table-cell>
          <table:table-cell table:formula="of:=1/[.C34]" office:value-type="float" office:value="62.7341017001781">
            <text:p>62,7341017002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4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5.26236717">
            <text:p>2651945,26236717</text:p>
          </table:table-cell>
          <table:table-cell table:formula="of:=[.$G$6]*2*PI()*[.C33]/([.$G$7]*SQRT([.C11]*[.C11]+[.C12]*[.C12]+[.C13]*[.C13]))" office:value-type="float" office:value="4489410.20934853">
            <text:p>4489410,20934853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0962660878626229">
            <text:p>0,0962660879</text:p>
          </table:table-cell>
          <table:table-cell table:style-name="ce7" table:formula="of:=[.$G$7]*SQRT([.C11]*[.C11]+[.C12]*[.C12]+[.C13]*[.C13])/[.$G$6]" office:value-type="float" office:value="0.100155818556365">
            <text:p>0,1001558186</text:p>
          </table:table-cell>
        </table:table-row>
        <table:table-row table:style-name="ro4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5.2689378646616">
            <text:p>65,2689378647</text:p>
          </table:table-cell>
          <table:table-cell table:formula="of:=2*PI()/[.H36]" office:value-type="float" office:value="62.7341017001781">
            <text:p>62,7341017002</text:p>
          </table:table-cell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0.197314869">
            <text:p>4,221E+005</text:p>
          </table:table-cell>
          <table:table-cell table:style-name="ce3" table:formula="of:=[.C33]/[.H36]" office:value-type="float" office:value="714511.826385039">
            <text:p>7,145E+005</text:p>
          </table:table-cell>
        </table:table-row>
        <table:table-row table:style-name="ro4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,8607865941</text:p>
          </table:table-cell>
          <table:table-cell table:formula="of:= SQRT([.C5]*[.G7]*[.G7]/[.G6]/[.G11])" office:value-type="float" office:value="2197.19479117544">
            <text:p>2197,1947911754</text:p>
          </table:table-cell>
        </table:table-row>
        <table:table-row table:style-name="ro4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288226024963646">
            <text:p>2,882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,28E+005</text:p>
          </table:table-cell>
          <table:table-cell table:style-name="ce4" table:formula="of:= [.G13]/[.H39]" office:value-type="float" office:value="136537.734935876">
            <text:p>1,37E+005</text:p>
          </table:table-cell>
        </table:table-row>
        <table:table-row table:style-name="ro4">
          <table:table-cell office:value-type="string">
            <text:p>kinetic</text:p>
          </table:table-cell>
          <table:table-cell table:style-name="ce3" table:formula="of:=[.B23]/SQRT(3*[.B28]^2)" office:value-type="float" office:value="0.461880215351701">
            <text:p>4,619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4">
          <table:table-cell office:value-type="string">
            <text:p>magnetic</text:p>
          </table:table-cell>
          <table:table-cell table:style-name="ce3" table:formula="of:=[.B23]/MAX([.B17];[.C17])" office:value-type="float" office:value="9.12374430379304">
            <text:p>9,124E+000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Electron gyrofreq</text:p>
          </table:table-cell>
          <table:table-cell table:formula="of:=g#ref!*b#ref!/g#ref!" office:value-type="string" office:string-value="Err:509">
            <text:p>Err:509</text:p>
          </table:table-cell>
          <table:table-cell/>
        </table:table-row>
        <table:table-row table:style-name="ro4">
          <table:table-cell office:value-type="string">
            <text:p>Fastest hits wall in (no v)</text:p>
          </table:table-cell>
          <table:table-cell table:formula="of:=0.5*[.B22]/MAX([.B15:.C17])" office:value-type="float" office:value="7638.91949711538">
            <text:p>7638,9194971154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period</text:p>
          </table:table-cell>
          <table:table-cell table:formula="of:=2*3.14159/[.G43]" office:value-type="float" office:value="0">
            <text:p>Err:509</text:p>
          </table:table-cell>
          <table:table-cell table:style-name="ce8" office:value-type="string">
            <text:p>1/s</text:p>
          </table:table-cell>
        </table:table-row>
        <table:table-row table:style-name="ro4">
          <table:table-cell office:value-type="string">
            <text:p>10 gyroperiods</text:p>
          </table:table-cell>
          <table:table-cell table:formula="of:=10*[.B35]" office:value-type="float" office:value="652.689378646616">
            <text:p>652,6893786466</text:p>
          </table:table-cell>
          <table:table-cell table:number-columns-repeated="5"/>
          <table:table-cell table:style-name="ce8"/>
        </table:table-row>
        <table:table-row table:style-name="ro4">
          <table:table-cell office:value-type="string">
            <text:p>Envisaged timestep</text:p>
          </table:table-cell>
          <table:table-cell table:style-name="ce4" office:value-type="float" office:value="0.2">
            <text:p>2,00E-001</text:p>
          </table:table-cell>
          <table:table-cell table:number-columns-repeated="5"/>
          <table:table-cell table:style-name="ce8" office:value-type="string">
            <text:p>s</text:p>
          </table:table-cell>
        </table:table-row>
        <table:table-row table:style-name="ro4">
          <table:table-cell office:value-type="string">
            <text:p>Number of steps</text:p>
          </table:table-cell>
          <table:table-cell table:formula="of:=[.B44]/[.B46]" office:value-type="float" office:value="38194.5974855769">
            <text:p>38194,597485576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3" number:min-integer-digits="1" number:min-exponent-digits="3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.05.2012</text:date>, <text:time>16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11:01:59</meta:creation-date>
    <dc:date>2012-05-15T16:21:45.91</dc:date>
    <meta:editing-duration>P3DT20H51M25S</meta:editing-duration>
    <meta:editing-cycles>24</meta:editing-cycles>
    <meta:generator>LibreOffice/3.4$Win32 LibreOffice_project/340m1$Build-402</meta:generator>
    <meta:document-statistic meta:table-count="3" meta:cell-count="165" meta:object-count="0"/>
  </office:meta>
</office:document-meta>
</file>